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1.25pt"/>
    </style:style>
    <style:style style:name="P2" style:family="paragraph" style:parent-style-name="Standard">
      <style:text-properties officeooo:rsid="000964d6" officeooo:paragraph-rsid="000964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ources Utilization and Site Selection for a Self-Sufficient Martian Outpost </text:p>
      <text:p text:style-name="P1">G. James, G. Chamitoff, D. Baker, 1998 </text:p>
      <text:p text:style-name="P1">NASA/TM-98-206538 </text:p>
      <text:p text:style-name="Standard"/>
      <text:p text:style-name="Standard"/>
      <text:p text:style-name="P2"><text:a xlink:type="simple" xlink:href="http://planete-mars.com/wp-content/uploads/2008/11/Une-colonie-martienne-essai-danalyse-technique.pdf" text:style-name="Internet_20_link" text:visited-style-name="Visited_20_Internet_20_Link">http://planete-mars.com/wp-content/uploads/2008/11/Une-colonie-martienne-essai-danalyse-technique.pdf</text:a></text:p>
      <text:p text:style-name="P2"/>
      <text:p text:style-name="P2">http://etab.ac-poitiers.fr/colegiofrancia/IMG/pdf/La_Vie_sur_Mars_est-elle_possible__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1:22:13.393679659</meta:creation-date>
    <meta:generator>LibreOffice/5.2.7.2$Linux_X86_64 LibreOffice_project/20m0$Build-2</meta:generator>
    <dc:date>2019-04-18T12:25:03.893115271</dc:date>
    <meta:editing-duration>PT52M29S</meta:editing-duration>
    <meta:editing-cycles>1</meta:editing-cycles>
    <meta:document-statistic meta:table-count="0" meta:image-count="0" meta:object-count="0" meta:page-count="1" meta:paragraph-count="5" meta:word-count="20" meta:character-count="326" meta:non-whitespace-character-count="308"/>
  </office:meta>
</office:document-meta>
</file>